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fo:color="#00b050"/>
    </style:style>
    <style:style style:name="T30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31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32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fo:color="#00b050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44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46" style:family="text">
      <style:text-properties fo:font-size="14.00pt" fo:font-weight="normal" fo:font-family="Calibri" style:font-family-asian="Calibri" style:font-family-complex="Calibri" fo:background-color="transparent" fo:color="#c0504d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50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Calibri" style:font-family-asian="Calibri" style:font-family-complex="Calibri" fo:background-color="transparent" fo:color="#666666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60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62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fo:color="#c0504d"/>
    </style:style>
    <style:style style:name="T64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fo:color="#c0504d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fo:color="#c0504d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fo:color="#a5a5a5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fo:color="#ff0000"/>
    </style:style>
    <style:style style:name="T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1" style:family="paragraph">
      <style:paragraph-properties fo:line-height="115.00%" fo:text-align="left" fo:margin-left="-18.00pt" fo:text-indent="18.00pt">
        <style:tab-stops>
          <style:tab-stop style:position="28.40pt"/>
          <style:tab-stop style:position="56.80pt"/>
          <style:tab-stop style:position="85.20pt"/>
          <style:tab-stop style:position="113.60pt"/>
          <style:tab-stop style:position="142.00pt"/>
        </style:tab-stops>
      </style:paragraph-properties>
    </style:style>
  </office:automatic-styles>
  <office:body>
    <office:text>
      <text:list text:style-name="L1">
        <text:list-item>
          <text:p text:style-name="P1"><text:span text:style-name="T1"><text:tab/>PROGRAM<text:s/></text:span><text:span text:style-name="T2">temp_conversion</text:span><text:span text:style-name="T3"/></text:p>
        </text:list-item>
        <text:list-item>
          <text:p text:style-name="P1"><text:span text:style-name="T4"><text:tab/>!<text:tab/>Purpose:</text:span><text:span text:style-name="T5"/></text:p>
        </text:list-item>
        <text:list-item>
          <text:p text:style-name="P1"><text:span text:style-name="T6"><text:tab/>!<text:tab/><text:tab/>To convert an input temperature from degrees Fahrenheit</text:span><text:span text:style-name="T7"/></text:p>
        </text:list-item>
        <text:list-item>
          <text:p text:style-name="P1"><text:span text:style-name="T8"><text:tab/>!<text:tab/><text:tab/>an outpu temperature in Kelvins.</text:span><text:span text:style-name="T9"/></text:p>
        </text:list-item>
        <text:list-item>
          <text:p text:style-name="P1"><text:span text:style-name="T10"><text:tab/></text:span><text:span text:style-name="T11"/></text:p>
        </text:list-item>
        <text:list-item>
          <text:p text:style-name="P1"><text:span text:style-name="T12"><text:tab/>!<text:tab/>Record of revisions:</text:span><text:span text:style-name="T13"/></text:p>
        </text:list-item>
        <text:list-item>
          <text:p text:style-name="P1"><text:span text:style-name="T14"><text:tab/>!<text:tab/><text:tab/>Date <text:tab/><text:tab/><text:tab/>Programmer <text:tab/>Description</text:span><text:span text:style-name="T15"/></text:p>
        </text:list-item>
        <text:list-item>
          <text:p text:style-name="P1"><text:span text:style-name="T16"><text:tab/>!<text:tab/><text:tab/>========<text:tab/><text:tab/><text:tab/>===========<text:tab/>==========</text:span><text:span text:style-name="T17"/></text:p>
        </text:list-item>
        <text:list-item>
          <text:p text:style-name="P1"><text:span text:style-name="T18"><text:tab/>!<text:tab/><text:tab/>11/03/15 <text:tab/>s. J. Chapman<text:tab/>Original Code</text:span><text:span text:style-name="T19"/></text:p>
        </text:list-item>
        <text:list-item>
          <text:p text:style-name="P1"><text:span text:style-name="T19"/></text:p>
        </text:list-item>
        <text:list-item>
          <text:p text:style-name="P1"><text:span text:style-name="T19"><text:tab/><text:tab/></text:span><text:span text:style-name="T20">IMPLICIT NONE<text:tab/></text:span><text:span text:style-name="T21">! Force explicit declaration of variables</text:span><text:span text:style-name="T22"/></text:p>
        </text:list-item>
        <text:list-item>
          <text:p text:style-name="P1"><text:span text:style-name="T22"/></text:p>
        </text:list-item>
        <text:list-item>
          <text:p text:style-name="P1"><text:span text:style-name="T22"><text:tab/></text:span><text:span text:style-name="T23">! <text:tab/>Data Dictionary:<text:s text:c="2"/>declare variables types, types, definitions, and</text:span><text:span text:style-name="T24"/></text:p>
        </text:list-item>
        <text:list-item>
          <text:p text:style-name="P1"><text:span text:style-name="T25"><text:tab/>!<text:tab/> units</text:span><text:span text:style-name="T26"/></text:p>
        </text:list-item>
        <text:list-item>
          <text:p text:style-name="P1"><text:span text:style-name="T27"><text:tab/><text:tab/></text:span><text:span text:style-name="T28">REAL<text:s/></text:span><text:span text:style-name="T29">::</text:span><text:span text:style-name="T30"><text:s/></text:span><text:span text:style-name="T31">temp_f<text:tab/><text:tab/><text:tab/></text:span><text:span text:style-name="T32">! Temperature in degrees Fahrenheit</text:span><text:span text:style-name="T33"/></text:p>
        </text:list-item>
        <text:list-item>
          <text:p text:style-name="P1"><text:span text:style-name="T34"><text:tab/><text:tab/></text:span><text:span text:style-name="T35">REAL<text:s/></text:span><text:span text:style-name="T36">::</text:span><text:span text:style-name="T37"><text:s/></text:span><text:span text:style-name="T38">temp_k<text:tab/><text:tab/></text:span><text:span text:style-name="T39">! Temperature in Kelvins.</text:span><text:span text:style-name="T40"/></text:p>
        </text:list-item>
        <text:list-item>
          <text:p text:style-name="P1"><text:span text:style-name="T40"/></text:p>
        </text:list-item>
        <text:list-item>
          <text:p text:style-name="P1"><text:span text:style-name="T40"><text:tab/></text:span><text:span text:style-name="T41">!<text:tab/>Prompt the user for the input temperature.</text:span><text:span text:style-name="T42"/></text:p>
        </text:list-item>
        <text:list-item>
          <text:p text:style-name="P1"><text:span text:style-name="T43"><text:tab/><text:tab/></text:span><text:span text:style-name="T44">WRITE (*,*),</text:span><text:span text:style-name="T45"><text:s/></text:span><text:span text:style-name="T46">'Enter the temperature in degrees Fahrenheit.'</text:span><text:span text:style-name="T47"/></text:p>
        </text:list-item>
        <text:list-item>
          <text:p text:style-name="P1"><text:span text:style-name="T48"><text:tab/><text:tab/>READ<text:s text:c="3"/>(*,*),</text:span><text:span text:style-name="T49"><text:s/></text:span><text:span text:style-name="T50">temp_f</text:span><text:span text:style-name="T51"/></text:p>
        </text:list-item>
        <text:list-item>
          <text:p text:style-name="P1"><text:span text:style-name="T51"/></text:p>
        </text:list-item>
        <text:list-item>
          <text:p text:style-name="P1"><text:span text:style-name="T51"><text:tab/></text:span><text:span text:style-name="T52">!<text:tab/>Convert to Kelvins.</text:span></text:p>
        </text:list-item>
        <text:list-item>
          <text:p text:style-name="P1"><text:span text:style-name="T53"><text:tab/><text:tab/></text:span><text:span text:style-name="T54">temp_k = (5./9.)*(temp_f -32.) + 273.15</text:span><text:span text:style-name="T55"/></text:p>
        </text:list-item>
        <text:list-item>
          <text:p text:style-name="P1"><text:span text:style-name="T55"/></text:p>
        </text:list-item>
        <text:list-item>
          <text:p text:style-name="P1"><text:span text:style-name="T55"><text:tab/></text:span><text:span text:style-name="T56">!<text:tab/>Write out the result</text:span><text:span text:style-name="T57"/></text:p>
        </text:list-item>
        <text:list-item>
          <text:p text:style-name="P1"><text:span text:style-name="T57"><text:tab/><text:tab/></text:span><text:span text:style-name="T58">WRITE (*,*),</text:span><text:span text:style-name="T59"><text:s/></text:span><text:span text:style-name="T60">temp_f</text:span><text:span text:style-name="T61">,</text:span><text:span text:style-name="T62"><text:s/></text:span><text:span text:style-name="T63">'degres Fahrenheit = '</text:span><text:span text:style-name="T64">,</text:span><text:span text:style-name="T65"><text:s/></text:span><text:span text:style-name="T66">temp_k</text:span><text:span text:style-name="T67">,</text:span><text:span text:style-name="T68"><text:s/></text:span><text:span text:style-name="T69">'Kelvins'</text:span><text:span text:style-name="T70"/></text:p>
        </text:list-item>
        <text:list-item>
          <text:p text:style-name="P1"><text:span text:style-name="T70"/></text:p>
        </text:list-item>
        <text:list-item>
          <text:p text:style-name="P1"><text:span text:style-name="T70"><text:tab/></text:span><text:span text:style-name="T71">!<text:tab/>Finish up</text:span><text:span text:style-name="T72"/></text:p>
        </text:list-item>
        <text:list-item>
          <text:p text:style-name="P1"><text:span text:style-name="T73"><text:tab/>END PROGRAM<text:s/></text:span><text:span text:style-name="T74">temp_conversion</text:span><text:span text:style-name="T7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